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LVMH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581.3">
            <text:p>581,30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744.596177487653">
            <text:p>744,60 €</text:p>
          </table:table-cell>
          <table:table-cell table:style-name="ce5" table:formula="of:=[.F2]-[.B3]/[.B4]" office:value-type="currency" office:currency="EUR" office:value="735.998955265431">
            <text:p>736,00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4.333">
            <text:p>4,333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590.974868756723">
            <text:p>590,97 €</text:p>
          </table:table-cell>
          <table:table-cell table:formula="of:=[.F3]-[.B3]/[.B4]" office:value-type="currency" office:currency="EUR" office:value="582.377646534501">
            <text:p>582,38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532.122969055277">
            <text:p>532,12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504">
            <text:p>0,504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186.08017262967">
            <text:p>186,08 €</text:p>
          </table:table-cell>
          <table:table-cell table:style-name="ce14" table:formula="of:=[.F4]-[.B3]/[.B4]" office:value-type="currency" office:currency="EUR" office:value="177.482950407448">
            <text:p>177,48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23.89">
            <text:p>23,89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1.945">
            <text:p>11,95 €</text:p>
          </table:table-cell>
          <table:table-cell table:style-name="ce7"/>
          <table:table-cell table:formula="of:=[.B8]/(1+[.D2])^(1/4)" office:value-type="currency" office:currency="EUR" office:value="11.7446535340518">
            <text:p>11,74 €</text:p>
          </table:table-cell>
          <table:table-cell table:formula="of:=[.B5]/2" office:value-type="currency" office:currency="EUR" office:value="11.945">
            <text:p>11,95 €</text:p>
          </table:table-cell>
          <table:table-cell table:style-name="ce8"/>
          <table:table-cell table:formula="of:=[.E8]/(1+[.D3])^(1/4)" office:value-type="currency" office:currency="EUR" office:value="11.7038492571006">
            <text:p>11,70 €</text:p>
          </table:table-cell>
          <table:table-cell table:formula="of:=[.B5]/2" office:value-type="currency" office:currency="EUR" office:value="11.945">
            <text:p>11,95 €</text:p>
          </table:table-cell>
          <table:table-cell table:style-name="ce9"/>
          <table:table-cell table:formula="of:=[.H8]/(1+[.D4])^(1/4)" office:value-type="currency" office:currency="EUR" office:value="11.6637441011835">
            <text:p>11,6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27.9513">
            <text:p>27,95 €</text:p>
          </table:table-cell>
          <table:table-cell office:value-type="percentage" office:value="0.17">
            <text:p>17,00%</text:p>
          </table:table-cell>
          <table:table-cell table:formula="of:=[.B9]/(1+[.$D$2])^[.A9]" office:value-type="currency" office:currency="EUR" office:value="26.1227102803738">
            <text:p>26,12 €</text:p>
          </table:table-cell>
          <table:table-cell table:formula="of:=[.B5]*(1+[.F9])" office:value-type="currency" office:currency="EUR" office:value="27.2346">
            <text:p>27,23 €</text:p>
          </table:table-cell>
          <table:table-cell office:value-type="percentage" office:value="0.14">
            <text:p>14,00%</text:p>
          </table:table-cell>
          <table:table-cell table:formula="of:=[.E9]/(1+[.$D$3])^[.A9]" office:value-type="currency" office:currency="EUR" office:value="25.1010138248848">
            <text:p>25,10 €</text:p>
          </table:table-cell>
          <table:table-cell table:formula="of:=[.B5]*(1+[.I9])" office:value-type="currency" office:currency="EUR" office:value="20.3065">
            <text:p>20,31 €</text:p>
          </table:table-cell>
          <table:table-cell office:value-type="percentage" office:value="-0.15">
            <text:p>-15,00%</text:p>
          </table:table-cell>
          <table:table-cell table:formula="of:=[.H9]/(1+[.$D$4])^[.A9]" office:value-type="currency" office:currency="EUR" office:value="18.4604545454545">
            <text:p>18,46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31.305456">
            <text:p>31,31 €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EUR" office:value="27.343397676653">
            <text:p>27,34 €</text:p>
          </table:table-cell>
          <table:table-cell table:formula="of:=[.E9]*(1+[.F10])" office:value-type="currency" office:currency="EUR" office:value="29.95806">
            <text:p>29,96 €</text:p>
          </table:table-cell>
          <table:table-cell office:value-type="percentage" office:value="0.1">
            <text:p>10,00%</text:p>
          </table:table-cell>
          <table:table-cell table:formula="of:=[.E10]/(1+[.$D$3])^[.A10]" office:value-type="currency" office:currency="EUR" office:value="25.448032449192">
            <text:p>25,45 €</text:p>
          </table:table-cell>
          <table:table-cell table:formula="of:=[.H9]*(1+[.I10])" office:value-type="currency" office:currency="EUR" office:value="20.71263">
            <text:p>20,71 €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EUR" office:value="17.1178760330579">
            <text:p>17,12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35.06211072">
            <text:p>35,06 €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EUR" office:value="28.621126540048">
            <text:p>28,62 €</text:p>
          </table:table-cell>
          <table:table-cell table:formula="of:=[.E10]*(1+[.F11])" office:value-type="currency" office:currency="EUR" office:value="32.953866">
            <text:p>32,95 €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EUR" office:value="25.7998485660011">
            <text:p>25,80 €</text:p>
          </table:table-cell>
          <table:table-cell table:formula="of:=[.H10]*(1+[.I11])" office:value-type="currency" office:currency="EUR" office:value="21.1268826">
            <text:p>21,13 €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EUR" office:value="15.87293959429">
            <text:p>15,87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38.2177006848">
            <text:p>38,22 €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EUR" office:value="29.1561008678993">
            <text:p>29,16 €</text:p>
          </table:table-cell>
          <table:table-cell table:formula="of:=[.E11]*(1+[.F12])" office:value-type="currency" office:currency="EUR" office:value="35.59017528">
            <text:p>35,59 €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EUR" office:value="25.680955254637">
            <text:p>25,68 €</text:p>
          </table:table-cell>
          <table:table-cell table:formula="of:=[.H11]*(1+[.I12])" office:value-type="currency" office:currency="EUR" office:value="21.549420252">
            <text:p>21,55 €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EUR" office:value="14.7185439874326">
            <text:p>14,72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41.275116739584">
            <text:p>41,28 €</text:p>
          </table:table-cell>
          <table:table-cell office:value-type="percentage" office:value="0.08">
            <text:p>8,00%</text:p>
          </table:table-cell>
          <table:table-cell table:formula="of:=[.B13]/(1+[.$D$2])^[.A13]" office:value-type="currency" office:currency="EUR" office:value="29.4285877918984">
            <text:p>29,43 €</text:p>
          </table:table-cell>
          <table:table-cell table:formula="of:=[.E12]*(1+[.F13])" office:value-type="currency" office:currency="EUR" office:value="38.0814875496">
            <text:p>38,08 €</text:p>
          </table:table-cell>
          <table:table-cell office:value-type="percentage" office:value="0.07">
            <text:p>7,00%</text:p>
          </table:table-cell>
          <table:table-cell table:formula="of:=[.E13]/(1+[.$D$3])^[.A13]" office:value-type="currency" office:currency="EUR" office:value="25.3259190068771">
            <text:p>25,33 €</text:p>
          </table:table-cell>
          <table:table-cell table:formula="of:=[.H12]*(1+[.I13])" office:value-type="currency" office:currency="EUR" office:value="21.76491445452">
            <text:p>21,76 €</text:p>
          </table:table-cell>
          <table:table-cell office:value-type="percentage" office:value="0.01">
            <text:p>1,00%</text:p>
          </table:table-cell>
          <table:table-cell table:formula="of:=[.H13]/(1+[.$D$4])^[.A13]" office:value-type="currency" office:currency="EUR" office:value="13.5142994793699">
            <text:p>13,51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44.1643749113549">
            <text:p>44,16 €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EUR" office:value="29.4285877918984">
            <text:p>29,43 €</text:p>
          </table:table-cell>
          <table:table-cell table:formula="of:=[.E13]*(1+[.F14])" office:value-type="currency" office:currency="EUR" office:value="40.366376802576">
            <text:p>40,37 €</text:p>
          </table:table-cell>
          <table:table-cell office:value-type="percentage" office:value="0.06">
            <text:p>6,00%</text:p>
          </table:table-cell>
          <table:table-cell table:formula="of:=[.E14]/(1+[.$D$3])^[.A14]" office:value-type="currency" office:currency="EUR" office:value="24.7423724859813">
            <text:p>24,74 €</text:p>
          </table:table-cell>
          <table:table-cell table:formula="of:=[.H13]*(1+[.I14])" office:value-type="currency" office:currency="EUR" office:value="21.9825635990652">
            <text:p>21,98 €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EUR" office:value="12.4085840674214">
            <text:p>12,41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46.8142374060362">
            <text:p>46,81 €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EUR" office:value="29.153554261133">
            <text:p>29,15 €</text:p>
          </table:table-cell>
          <table:table-cell table:formula="of:=[.E14]*(1+[.F15])" office:value-type="currency" office:currency="EUR" office:value="41.9810318746791">
            <text:p>41,98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23.7161911386364">
            <text:p>23,72 €</text:p>
          </table:table-cell>
          <table:table-cell table:formula="of:=[.H14]*(1+[.I15])" office:value-type="currency" office:currency="EUR" office:value="22.2023892350558">
            <text:p>22,20 €</text:p>
          </table:table-cell>
          <table:table-cell office:value-type="percentage" office:value="0.01">
            <text:p>1,00%</text:p>
          </table:table-cell>
          <table:table-cell table:formula="of:=[.H15]/(1+[.$D$4])^[.A15]" office:value-type="currency" office:currency="EUR" office:value="11.393336280087">
            <text:p>11,39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48.2186645282173">
            <text:p>48,22 €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EUR" office:value="28.0637017653897">
            <text:p>28,06 €</text:p>
          </table:table-cell>
          <table:table-cell table:formula="of:=[.E15]*(1+[.F16])" office:value-type="currency" office:currency="EUR" office:value="42.8206525121726">
            <text:p>42,82 €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EUR" office:value="22.2954054943863">
            <text:p>22,30 €</text:p>
          </table:table-cell>
          <table:table-cell table:formula="of:=[.H15]*(1+[.I16])" office:value-type="currency" office:currency="EUR" office:value="22.4244131274064">
            <text:p>22,42 €</text:p>
          </table:table-cell>
          <table:table-cell office:value-type="percentage" office:value="0.01">
            <text:p>1,00%</text:p>
          </table:table-cell>
          <table:table-cell table:formula="of:=[.H16]/(1+[.$D$4])^[.A16]" office:value-type="currency" office:currency="EUR" office:value="10.4611542208071">
            <text:p>10,46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49.6652244640638">
            <text:p>49,67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27.01459141902">
            <text:p>27,01 €</text:p>
          </table:table-cell>
          <table:table-cell table:formula="of:=[.E16]*(1+[.F17])" office:value-type="currency" office:currency="EUR" office:value="43.6770655624161">
            <text:p>43,68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20.9597360408056">
            <text:p>20,96 €</text:p>
          </table:table-cell>
          <table:table-cell table:formula="of:=[.H16]*(1+[.I17])" office:value-type="currency" office:currency="EUR" office:value="22.6486572586805">
            <text:p>22,65 €</text:p>
          </table:table-cell>
          <table:table-cell office:value-type="percentage" office:value="0.01">
            <text:p>1,00%</text:p>
          </table:table-cell>
          <table:table-cell table:formula="of:=[.H17]/(1+[.$D$4])^[.A17]" office:value-type="currency" office:currency="EUR" office:value="9.60524160274108">
            <text:p>9,61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51.1551811979857">
            <text:p>51,16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26.0047001510193">
            <text:p>26,00 €</text:p>
          </table:table-cell>
          <table:table-cell table:formula="of:=[.E17]*(1+[.F18])" office:value-type="currency" office:currency="EUR" office:value="44.5506068736644">
            <text:p>44,55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19.7040836512642">
            <text:p>19,70 €</text:p>
          </table:table-cell>
          <table:table-cell table:formula="of:=[.H17]*(1+[.I18])" office:value-type="currency" office:currency="EUR" office:value="22.8751438312673">
            <text:p>22,88 €</text:p>
          </table:table-cell>
          <table:table-cell office:value-type="percentage" office:value="0.01">
            <text:p>1,00%</text:p>
          </table:table-cell>
          <table:table-cell table:formula="of:=[.H18]/(1+[.$D$4])^[.A18]" office:value-type="currency" office:currency="EUR" office:value="8.81935819888044">
            <text:p>8,82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292.081712079385">
            <text:p>292,08 €</text:p>
          </table:table-cell>
          <table:table-cell/>
          <table:table-cell table:style-name="ce8"/>
          <table:table-cell table:formula="of:=SUM([.G8:.G18])" office:value-type="currency" office:currency="EUR" office:value="250.477407169766">
            <text:p>250,48 €</text:p>
          </table:table-cell>
          <table:table-cell/>
          <table:table-cell table:style-name="ce9"/>
          <table:table-cell table:formula="of:=SUM([.J8:.J18])" office:value-type="currency" office:currency="EUR" office:value="144.035532110725">
            <text:p>144,04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920.793261563743">
            <text:p>920,79 €</text:p>
          </table:table-cell>
          <table:table-cell table:style-name="ce7"/>
          <table:table-cell table:formula="of:=[.B20]/(1+[.D2])^([.A18]+1/2)" office:value-type="currency" office:currency="EUR" office:value="452.514465408269">
            <text:p>452,51 €</text:p>
          </table:table-cell>
          <table:table-cell table:formula="of:=[.E18]*[.D5]" office:value-type="currency" office:currency="EUR" office:value="801.91092372596">
            <text:p>801,91 €</text:p>
          </table:table-cell>
          <table:table-cell table:style-name="ce8"/>
          <table:table-cell table:formula="of:=[.E20]/(1+[.D3])^([.A18]+1/2)" office:value-type="currency" office:currency="EUR" office:value="340.497461586957">
            <text:p>340,50 €</text:p>
          </table:table-cell>
          <table:table-cell table:formula="of:=[.H18]*5" office:value-type="currency" office:currency="EUR" office:value="114.375719156336">
            <text:p>114,38 €</text:p>
          </table:table-cell>
          <table:table-cell table:style-name="ce9"/>
          <table:table-cell table:formula="of:=[.H20]/(1+[.D4])^([.A18]+1/2)" office:value-type="currency" office:currency="EUR" office:value="42.0446405189445">
            <text:p>42,04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4">14.05.2022</text:date>, <text:time>18:31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5-14T18:31:25.36</dc:date>
    <dc:creator>aaa </dc:creator>
    <meta:editing-duration>P3DT2H7M13S</meta:editing-duration>
    <meta:editing-cycles>57</meta:editing-cycles>
    <meta:generator>OpenOffice/4.1.5$Win32 OpenOffice.org_project/415m1$Build-9789</meta:generator>
    <meta:document-statistic meta:table-count="5" meta:cell-count="687" meta:object-count="0"/>
  </office:meta>
</office:document-meta>
</file>